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87d10" officeooo:paragraph-rsid="00087d10" style:font-size-asian="21pt" style:font-size-complex="24pt"/>
    </style:style>
    <style:style style:name="P2" style:family="paragraph" style:parent-style-name="Standard">
      <style:text-properties fo:font-size="20pt" officeooo:rsid="00087d10" officeooo:paragraph-rsid="00087d10" style:font-size-asian="20pt" style:font-size-complex="20pt"/>
    </style:style>
    <style:style style:name="P3" style:family="paragraph" style:parent-style-name="Standard">
      <style:text-properties fo:font-size="20pt" officeooo:rsid="00087d10" officeooo:paragraph-rsid="00087d10" fo:background-color="#996633" style:font-size-asian="20pt" style:font-size-complex="20pt"/>
    </style:style>
    <style:style style:name="P4" style:family="paragraph" style:parent-style-name="Standard">
      <style:text-properties fo:font-size="20pt" officeooo:rsid="00087d10" officeooo:paragraph-rsid="00087d10" fo:background-color="#4b1f6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-16L<text:tab/><text:tab/><text:tab/>1&lt;&lt;&lt;&lt;&gt;&gt;&gt;&gt;16<text:tab/><text:tab/>1<text:tab/><text:tab/>16</text:p>
      <text:p text:style-name="P2"/>
      <text:p text:style-name="P2">17-32L<text:tab/><text:tab/><text:tab/>1&lt;&lt;&lt;&lt;&gt;&gt;&gt;&gt;16<text:tab/><text:tab/>1<text:tab/><text:tab/>16</text:p>
      <text:p text:style-name="P2"/>
      <text:p text:style-name="P2">33-48L<text:tab/><text:tab/><text:tab/>1&lt;&lt;&lt;&lt;&gt;&gt;&gt;&gt;16<text:tab/><text:tab/>1<text:tab/><text:tab/>16</text:p>
      <text:p text:style-name="P2"/>
      <text:p text:style-name="P2">49-64L<text:tab/><text:tab/><text:tab/>1&lt;&lt;&lt;&lt;&gt;&gt;&gt;&gt;16<text:tab/><text:tab/>1<text:tab/><text:tab/>16</text:p>
      <text:p text:style-name="P2"/>
      <text:p text:style-name="P2">65-80L<text:tab/><text:tab/><text:tab/>1&lt;&lt;&lt;&lt;&gt;&gt;&gt;&gt;16<text:tab/><text:tab/>1<text:tab/><text:tab/>16</text:p>
      <text:p text:style-name="P2"/>
      <text:p text:style-name="P2">81-90L<text:tab/><text:tab/><text:tab/>1&lt;&lt;&lt;&lt;&gt;&gt;&gt;&gt;16<text:tab/><text:tab/>1<text:tab/><text:tab/>16</text:p>
      <text:p text:style-name="P2"/>
      <text:p text:style-name="P2">1-16R<text:tab/><text:tab/><text:tab/>1&lt;&lt;&lt;&lt;&gt;&gt;&gt;&gt;16<text:tab/><text:tab/>1<text:tab/><text:tab/>16</text:p>
      <text:p text:style-name="P2"/>
      <text:p text:style-name="P2">17-32R<text:tab/><text:tab/><text:tab/>1&lt;&lt;&lt;&lt;&gt;&gt;&gt;&gt;16<text:tab/><text:tab/>1<text:tab/><text:tab/>16</text:p>
      <text:p text:style-name="P2"/>
      <text:p text:style-name="P2">33-48R<text:tab/><text:tab/><text:tab/>1&lt;&lt;&lt;&lt;&gt;&gt;&gt;&gt;16<text:tab/><text:tab/>1<text:tab/><text:tab/>16</text:p>
      <text:p text:style-name="P2"/>
      <text:p text:style-name="P2">49-64R<text:tab/><text:tab/><text:tab/>1&lt;&lt;&lt;&lt;&gt;&gt;&gt;&gt;16<text:tab/><text:tab/>1<text:tab/><text:tab/>16</text:p>
      <text:p text:style-name="P2"/>
      <text:p text:style-name="P2">65-80R<text:tab/><text:tab/><text:tab/>1&lt;&lt;&lt;&lt;&gt;&gt;&gt;&gt;16<text:tab/><text:tab/>1<text:tab/><text:tab/>16</text:p>
      <text:p text:style-name="P2"/>
      <text:p text:style-name="P2">81-90R<text:tab/><text:tab/><text:tab/>1&lt;&lt;&lt;&lt;&gt;&gt;&gt;&gt;16<text:tab/><text:tab/>1<text:tab/><text:tab/>16</text:p>
      <text:p text:style-name="P2"/>
      <text:p text:style-name="P3">BROWN</text:p>
      <text:p text:style-name="P3"/>
      <text:p text:style-name="P4">PURP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20-12-02T10:06:00.223449318</meta:creation-date>
    <meta:printed-by>adaq </meta:printed-by>
    <meta:print-date>2020-12-02T10:12:19.174219905</meta:print-date>
    <dc:date>2020-12-02T10:16:43.522742557</dc:date>
    <dc:creator>adaq </dc:creator>
    <meta:editing-duration>PT10M44S</meta:editing-duration>
    <meta:editing-cycles>1</meta:editing-cycles>
    <meta:document-statistic meta:table-count="0" meta:image-count="0" meta:object-count="0" meta:page-count="1" meta:paragraph-count="14" meta:word-count="50" meta:character-count="333" meta:non-whitespace-character-count="249"/>
    <meta:generator>LibreOffice/4.3.7.2$Linux_x86 LibreOffice_project/430$Build-2</meta:generator>
  </office:meta>
</office:document-meta>
</file>